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Liberation Serif" fo:font-weight="bold" officeooo:rsid="001374a8" officeooo:paragraph-rsid="001374a8" style:font-weight-asian="bold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erif" officeooo:paragraph-rsid="001374a8"/>
    </style:style>
    <style:style style:name="P3" style:family="paragraph" style:parent-style-name="Standard">
      <style:paragraph-properties fo:margin-top="0cm" fo:margin-bottom="0cm" loext:contextual-spacing="false" fo:line-height="115%" fo:text-align="start" style:justify-single-word="false">
        <style:tab-stops>
          <style:tab-stop style:position="16.252cm"/>
        </style:tab-stops>
      </style:paragraph-properties>
      <style:text-properties style:font-name="Liberation Serif" fo:font-size="12pt" officeooo:paragraph-rsid="001374a8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Liberation Serif" officeooo:paragraph-rsid="001374a8"/>
    </style:style>
    <style:style style:name="P5" style:family="paragraph" style:parent-style-name="Standard">
      <style:paragraph-properties fo:margin-top="0cm" fo:margin-bottom="0cm" loext:contextual-spacing="false" fo:line-height="115%" fo:text-align="start" style:justify-single-word="false"/>
      <style:text-properties style:font-name="Liberation Serif" officeooo:paragraph-rsid="00160c63"/>
    </style:style>
    <style:style style:name="P6" style:family="paragraph" style:parent-style-name="Standard">
      <loext:graphic-properties draw:fill="solid" draw:fill-color="#ffffff"/>
      <style:paragraph-properties fo:margin-left="0.034cm" fo:margin-right="0cm" fo:margin-top="0cm" fo:margin-bottom="0cm" loext:contextual-spacing="false" fo:line-height="115%" fo:text-align="start" style:justify-single-word="false" fo:orphans="0" fo:widows="0" fo:text-indent="0cm" style:auto-text-indent="false" fo:background-color="#ffffff"/>
      <style:text-properties style:font-name="Liberation Serif" officeooo:paragraph-rsid="001374a8"/>
    </style:style>
    <style:style style:name="P7" style:family="paragraph" style:parent-style-name="Standard">
      <style:paragraph-properties fo:margin-left="0cm" fo:margin-right="-0.081cm" fo:margin-top="0cm" fo:margin-bottom="0cm" loext:contextual-spacing="false" fo:line-height="115%" fo:text-align="start" style:justify-single-word="false" fo:text-indent="0cm" style:auto-text-indent="false"/>
      <style:text-properties style:font-name="Liberation Serif" officeooo:paragraph-rsid="001374a8"/>
    </style:style>
    <style:style style:name="P8" style:family="paragraph" style:parent-style-name="Standard" style:master-page-name="">
      <loext:graphic-properties draw:fill="none"/>
      <style:paragraph-properties fo:margin-left="2.401cm" fo:margin-right="0cm" fo:margin-top="0cm" fo:margin-bottom="0cm" loext:contextual-spacing="false" fo:line-height="115%" fo:text-align="start" style:justify-single-word="false" fo:text-indent="-2.401cm" style:auto-text-indent="false" style:page-number="auto" fo:background-color="transparent"/>
      <style:text-properties style:font-name="Liberation Serif" officeooo:paragraph-rsid="001374a8"/>
    </style:style>
    <style:style style:name="P9" style:family="paragraph" style:parent-style-name="Isi_20_Sub_20_Bab">
      <style:paragraph-properties fo:margin-top="0cm" fo:margin-bottom="0cm" loext:contextual-spacing="false" fo:line-height="115%" fo:text-align="start" style:justify-single-word="false"/>
      <style:text-properties style:font-name="Liberation Serif" officeooo:paragraph-rsid="001374a8"/>
    </style:style>
    <style:style style:name="P10" style:family="paragraph" style:parent-style-name="Isi_20_Sub_20_Bab">
      <style:paragraph-properties fo:margin-top="0cm" fo:margin-bottom="0cm" loext:contextual-spacing="false" fo:line-height="115%" fo:text-align="start" style:justify-single-word="false"/>
      <style:text-properties style:font-name="Liberation Serif" officeooo:paragraph-rsid="00148cad"/>
    </style:style>
    <style:style style:name="T1" style:family="text">
      <style:text-properties fo:color="#181717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fo:font-size="12pt" style:font-size-asian="12pt" style:font-name-complex="Times New Roman1" style:font-size-complex="12pt"/>
    </style:style>
    <style:style style:name="T3" style:family="text">
      <style:text-properties fo:color="#000000" fo:font-size="12pt" style:font-size-asian="12pt" style:font-name-complex="Times New Roman1" style:font-size-complex="12pt" style:font-weight-complex="bold"/>
    </style:style>
    <style:style style:name="T4" style:family="text">
      <style:text-properties fo:color="#000000" fo:font-size="12pt" fo:letter-spacing="0.012cm" style:font-size-asian="12pt" style:font-name-complex="Times New Roman1" style:font-size-complex="12pt"/>
    </style:style>
    <style:style style:name="T5" style:family="text">
      <style:text-properties fo:color="#000000" style:font-name-complex="Times New Roman1"/>
    </style:style>
    <style:style style:name="T6" style:family="text">
      <style:text-properties fo:color="#000000" fo:language="en" fo:country="US" style:font-name-complex="Times New Roman1"/>
    </style:style>
    <style:style style:name="T7" style:family="text">
      <style:text-properties fo:font-size="12pt" style:font-size-asian="12pt" style:font-name-complex="F1" style:font-size-complex="12pt"/>
    </style:style>
    <style:style style:name="T8" style:family="text">
      <style:text-properties fo:font-size="12pt" officeooo:rsid="00160c63" style:font-size-asian="12pt" style:font-name-complex="F1" style:font-size-complex="12pt"/>
    </style:style>
    <style:style style:name="T9" style:family="text">
      <style:text-properties fo:font-size="12pt" style:font-size-asian="12pt" style:font-name-complex="Times New Roman1" style:font-size-complex="12pt"/>
    </style:style>
    <style:style style:name="T10" style:family="text">
      <style:text-properties fo:font-size="12pt" fo:letter-spacing="0.012cm" style:font-size-asian="12pt" style:font-name-complex="Times New Roman1" style:font-size-complex="12pt"/>
    </style:style>
    <style:style style:name="T11" style:family="text">
      <style:text-properties fo:font-size="12pt" style:font-name-asian="Times New Roman1" style:font-size-asian="12pt" style:font-name-complex="Times New Roman1" style:font-size-complex="12pt" style:font-weight-complex="bold"/>
    </style:style>
    <style:style style:name="T12" style:family="text">
      <style:text-properties style:font-name-complex="Times New Roman1"/>
    </style:style>
    <style:style style:name="T13" style:family="text">
      <style:text-properties fo:language="en" fo:country="US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FTAR GAMBAR</text:p>
      <text:p text:style-name="P2"/>
      <text:p text:style-name="P2"/>
      <text:p text:style-name="P8"><text:span text:style-name="T7">Gambar 1.1 <text:tab/>: <text:s/>Menuntut ilmu merupakan salah satu bentuk perwujudan <text:s text:c="10"/>HAM ………………………………………………………</text:span></text:p>
      <text:p text:style-name="P5"><text:span text:style-name="T7">Gambar 1.2 <text:tab/>: <text:s/>Gotong royong merupakan salah satu dari kewajiban <text:tab/><text:tab/><text:tab/> HAM <text:s/>…………………………………………………….</text:span></text:p>
      <text:p text:style-name="P4"><text:span text:style-name="T7">Gambar 1.3 <text:tab/>: Kerjasama merupakan salah satu bentuk sila persatuan <text:tab/><text:tab/><text:tab/>Indonesia ……………………………………………….</text:span></text:p>
      <text:p text:style-name="P4"><text:span text:style-name="T7">Gambar 1.4 <text:tab/>: Penegak hukum merupakan perwujudan dari hak &amp; <text:tab/><text:tab/><text:tab/>kewajiba</text:span><text:span text:style-name="T8">n</text:span></text:p>
      <text:p text:style-name="P4"><text:span text:style-name="T7">Gambar 1.5 <text:tab/>: Keanekaragaman budaya Indonesia mencerminkan sila <text:tab/><text:tab/><text:tab/>persatuan</text:span></text:p>
      <text:p text:style-name="P4"><text:span text:style-name="T7">Gambar 1.6 <text:tab/>: <text:s/>Kasus pelanggaran HAM di Indonesia</text:span></text:p>
      <text:p text:style-name="P4"><text:span text:style-name="T7">Gambar 1.7 <text:tab/>: <text:s/>Perbedaan kesenjangan sosial ekonomi yang tinggi </text:span></text:p>
      <text:p text:style-name="P4"><text:span text:style-name="T7">Gambar 1.8 <text:tab/>: <text:s/>Kerusuhan Mei 1998</text:span></text:p>
      <text:p text:style-name="P4"><text:span text:style-name="T7">Gambar 2.1 <text:tab/>: <text:s/>Perwujudan demokrasi di berbagai kehidupan</text:span></text:p>
      <text:p text:style-name="P4"><text:span text:style-name="T7">Gambar 2.2 <text:tab/>: <text:s/>Ilustrasi demokrasi di Indonesia</text:span></text:p>
      <text:p text:style-name="P4"><text:span text:style-name="T7">Gambar 2.3 <text:tab/>: <text:s/>Presiden Abraham Lincoln</text:span></text:p>
      <text:p text:style-name="P4"><text:span text:style-name="T7">Gambar 2.4 <text:tab/>: <text:s/>Budaya politik, Partisipasi Politik, Sosialisasi Politik</text:span></text:p>
      <text:p text:style-name="P4"><text:span text:style-name="T7">Gambar 2.5 <text:tab/>: <text:s/>Prinsip demokrasi memiliki sifat saling <text:s/>menghargai <text:tab/><text:tab/><text:tab/> <text:s text:c="2"/>terhadap perbedaan</text:span></text:p>
      <text:p text:style-name="P4"><text:span text:style-name="T7">Gambar 2.6 <text:tab/>: <text:s/>Ilustrasi Pemilihan Umum</text:span></text:p>
      <text:p text:style-name="P4"><text:span text:style-name="T7">Gambar 2.7 <text:tab/>: <text:s/>Kegiatan Pemilu dalam mewujudkan kedaulatan rakyat</text:span></text:p>
      <text:p text:style-name="P4"><text:span text:style-name="T7">Gambar 2.8 <text:tab/>: <text:s/>Contoh kasus pelanggaran HAM</text:span></text:p>
      <text:p text:style-name="P4"><text:span text:style-name="T7">Gambar 2.9 <text:tab/>: Penerapan budaya di lingkungan sekolah merupkan <text:tab/><text:tab/><text:tab/> <text:s text:c="2"/>perwujudan dari <text:s/>prinsip demokrasi pancasila </text:span></text:p>
      <text:p text:style-name="P4"><text:span text:style-name="T7">Gambar 2.10 <text:tab/>: <text:s/>Ilustrasi kitab UU Hukum</text:span></text:p>
      <text:p text:style-name="P4"><text:span text:style-name="T7">Gambar 2.11 <text:tab/>: Jendaral Soedirman memimpin perang untuk <text:tab/><text:tab/><text:tab/><text:tab/> <text:s text:c="2"/>mempertahankan kemerdekaan republik Indonesia</text:span></text:p>
      <text:p text:style-name="P4"><text:span text:style-name="T7">Gambar 2.12 <text:tab/>: <text:s/>Suasana politik pada periode 1949-1959</text:span></text:p>
      <text:p text:style-name="P4"><text:span text:style-name="T7">Gambar 2.13 <text:tab/>: <text:s/>27 Maret 1968 pelantikan Presiden Soeharto </text:span></text:p>
      <text:p text:style-name="P4"><text:span text:style-name="T7">Gambar 2.14 <text:tab/>: <text:s/>Suasana politik pada masa sekarang</text:span></text:p>
      <text:p text:style-name="P4"><text:span text:style-name="T7">Gambar 2.15 <text:tab/>: <text:s/>Persamaan kedudukan di muka hukum</text:span></text:p>
      <text:p text:style-name="P4"><text:span text:style-name="T7">Gambar 3.1 <text:tab/>: <text:s/></text:span><text:span text:style-name="T1">Gedung pengadilan sebagai salah satu tempat bagi setiap <text:tab/><text:tab/> <text:s text:c="2"/>warga <text:s/>negara yang mencari keadilan</text:span></text:p>
      <text:p text:style-name="P4"><text:span text:style-name="T7">Gambar 3.2 <text:tab/>: <text:s/></text:span><text:span text:style-name="T1">Para pengguna jalan wajib mematuhi peraturan lalu lintas</text:span></text:p>
      <text:p text:style-name="P4"><text:soft-page-break/><text:span text:style-name="T7">Gambar 3.3 <text:tab/>: <text:s/></text:span><text:span text:style-name="T1">Keputusan hakim dapat dijadikan sebagai salah satu <text:tab/><text:tab/><text:tab/> <text:s text:c="2"/>sumber hukum</text:span></text:p>
      <text:p text:style-name="P4"><text:span text:style-name="T7">Gambar 3.4 <text:tab/>: <text:s/></text:span><text:span text:style-name="T1">Proses penyelesaian masalah di Mahkamah Konstitusi RI</text:span></text:p>
      <text:p text:style-name="P4"><text:span text:style-name="T7">Gambar 3.5 <text:s/><text:tab/>: <text:s/></text:span><text:span text:style-name="T1">Suasana persidangan di pengadilan agama</text:span></text:p>
      <text:p text:style-name="P4"><text:span text:style-name="T7">Gambar 3.6 <text:s/><text:tab/>: <text:s/></text:span><text:span text:style-name="T1">Para Hakim Konstitusi</text:span></text:p>
      <text:p text:style-name="P4"><text:span text:style-name="T9">Gambar 3.7 <text:tab/>: <text:s/></text:span><text:span text:style-name="T1">Para hakim agung Mahkamah Agung diharapkan menjadi <text:tab/><text:tab/> <text:s text:c="3"/>benteng <text:s/>terakhir pencari keadilan</text:span></text:p>
      <text:p text:style-name="P4"><text:span text:style-name="T2">Gambar 4.1 <text:s/><text:tab/>: <text:s/>Indonesia mempunyai peran yang sangat penting dalam <text:tab/><text:tab/><text:tab/> <text:s text:c="3"/>menciptakan perdamaian di kawasan Asia Tenggara.</text:span></text:p>
      <text:p text:style-name="P10"><text:span text:style-name="T12">Gambar </text:span><text:span text:style-name="T13"><text:s/></text:span><text:span text:style-name="T12">4.2</text:span><text:span text:style-name="T13"> </text:span><text:span text:style-name="T12"><text:s text:c="3"/></text:span><text:span text:style-name="T13">: <text:s/></text:span><text:span text:style-name="T5">Suasana pembukaan Konferensi Parlemen Asia-Afrika <text:tab/><text:tab/><text:tab/> <text:s text:c="2"/>yang berlangsung di Gedung Nusantara, Kompleks</text:span></text:p>
      <text:p text:style-name="P10"><text:span text:style-name="T5"><text:tab/><text:tab/> <text:s text:c="2"/>Parlemen Senayan </text:span></text:p>
      <text:p text:style-name="P10"><text:span text:style-name="T12">Gambar 4.3 <text:s/><text:tab/></text:span><text:span text:style-name="T13">: <text:s/></text:span><text:span text:style-name="T5">Sejarah Baru Kedekatan Hubungan Indonesia-<text:tab/><text:tab/><text:tab/><text:tab/> <text:s text:c="3"/>Afghanistan</text:span></text:p>
      <text:p text:style-name="P9"><text:span text:style-name="T5">Gambar</text:span><text:span text:style-name="T6"> </text:span><text:span text:style-name="T5">4.4<text:tab/></text:span><text:span text:style-name="T6">: </text:span><text:span text:style-name="T5"><text:s/>Indonesia masuk 10 besar pengirim pasukan </text:span><text:span text:style-name="T6"><text:s text:c="38"/><text:tab/><text:tab/> <text:s text:c="3"/></text:span><text:span text:style-name="T5">perdamaian PBB terbanyak</text:span></text:p>
      <text:p text:style-name="P9"><text:span text:style-name="T5">Gambar</text:span><text:span text:style-name="T6"> </text:span><text:span text:style-name="T5">4.5 <text:tab/></text:span><text:span text:style-name="T6">: <text:s/></text:span><text:span text:style-name="T5">Resmi Jadi Anggota, Bendera Indonesia Terpancang di <text:tab/><text:tab/><text:tab/> <text:s text:c="3"/>Markas PBB</text:span></text:p>
      <text:p text:style-name="P4"><text:span text:style-name="T2">Gambar 4.6 <text:tab/>: Pendiri <text:s/>5 Menteri Luar Negeri yang menandatangani <text:tab/><text:tab/><text:tab/> <text:s text:c="2"/>deklarasi pendirian ASEAN</text:span></text:p>
      <text:p text:style-name="P9"><text:span text:style-name="T5">Gambar 4.7 <text:tab/></text:span><text:span text:style-name="T6">: <text:s/></text:span><text:span text:style-name="T5">Para Tokoh Pemebentuk Gerakan Non-Blok</text:span></text:p>
      <text:p text:style-name="P4"><text:span text:style-name="T9">Gambar 5.1<text:tab/>: <text:s/>Massa Nekat Membakar Sepeda Motor Dihadapan <text:tab/><text:tab/><text:tab/> <text:s text:c="2"/>Ratusan Polisi</text:span></text:p>
      <text:p text:style-name="P4"><text:span text:style-name="T9">Gambar 5.2<text:tab/>: <text:s/>Globalisasi Membawa Pengaruh Bagi Kehidupan Social </text:span></text:p>
      <text:p text:style-name="P4"><text:span text:style-name="T9"><text:s text:c="27"/>Budaya Dan Bangsa</text:span></text:p>
      <text:p text:style-name="P4"><text:span text:style-name="T9">Gambar 5.3<text:tab/>: <text:s/>Barisan Pahlawan Nasional</text:span></text:p>
      <text:p text:style-name="P4"><text:span text:style-name="T3">Gambar 6.1 <text:tab/>: <text:s/>Pakaian Adat</text:span></text:p>
      <text:p text:style-name="P4"><text:span text:style-name="T9">Gambar 6.2 <text:tab/>: <text:s/>Indahnya Toleransi Antar Umat</text:span></text:p>
      <text:p text:style-name="P6"><text:span text:style-name="T9">Gambar 6.3 <text:tab/>: <text:s/>Keberagaman Indonesia </text:span></text:p>
      <text:p text:style-name="P7"><text:span text:style-name="T10">Gambar </text:span><text:span text:style-name="T4">6.4<text:tab/>: <text:s/>Gotong Royong </text:span></text:p>
      <text:p text:style-name="P4"><text:span text:style-name="T9">Gambar 6.5<text:tab/>: <text:s/>Wilayah NKRI</text:span></text:p>
      <text:p text:style-name="P4"><text:span text:style-name="T9">Gambar 6.6<text:tab/>: <text:s/>Keanekaragaman <text:s/>Budaya Indonesia</text:span></text:p>
      <text:p text:style-name="P4"><text:span text:style-name="T9">Gambar 6.7<text:tab/>: <text:s/>Kerukunan &amp; Toleransi</text:span></text:p>
      <text:p text:style-name="P4"><text:span text:style-name="T9">Gambar 6.8<text:tab/>: <text:s/>Salah Satu Bentuk Menjaga Persatuan</text:span></text:p>
      <text:p text:style-name="P4"><text:span text:style-name="T9">Gambar 6.9<text:tab/>: <text:s/>Slogan Tentang Perdamaian</text:span></text:p>
      <text:p text:style-name="P4"><text:span text:style-name="T9">Gambar 6.10 <text:tab/>: <text:s/>Pentingnya Sikap Saling Menghargai</text:span></text:p>
      <text:p text:style-name="P4"><text:span text:style-name="T9">Gambar 6.11<text:tab/>: <text:s/>Tawuran Antar Warga</text:span></text:p>
      <text:p text:style-name="P4"><text:soft-page-break/><text:span text:style-name="T9">Gambar 6.12<text:tab/>: <text:s/>Persatuan &amp; Kesatuan </text:span></text:p>
      <text:p text:style-name="P4"><text:span text:style-name="T11">Gambar 6.13<text:tab/>: <text:s/>Tolong Menolong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si_20_Sub_20_Bab" style:display-name="Isi Sub Bab" style:family="paragraph" style:parent-style-name="Text_20_body" style:default-outline-level="">
      <style:paragraph-properties fo:margin-top="0cm" fo:margin-bottom="0.247cm" loext:contextual-spacing="false" fo:line-height="150%" fo:text-align="justify" style:justify-single-word="false"/>
      <style:text-properties style:font-name="Liberation Serif" fo:font-family="'Liberation Serif'" style:font-family-generic="roman" style:font-pitch="variable" fo:font-size="12pt" fo:language="id" fo:country="ID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2:14:25.407868199</meta:creation-date>
    <dc:date>2019-01-13T12:44:19.792633285</dc:date>
    <meta:editing-duration>PT7M37S</meta:editing-duration>
    <meta:editing-cycles>2</meta:editing-cycles>
    <meta:generator>LibreOffice/6.1.4.2$Linux_X86_64 LibreOffice_project/10$Build-2</meta:generator>
    <meta:document-statistic meta:table-count="0" meta:image-count="0" meta:object-count="0" meta:page-count="3" meta:paragraph-count="56" meta:word-count="479" meta:character-count="3467" meta:non-whitespace-character-count="2761"/>
  </office:meta>
</office:document-meta>
</file>